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0.545cm" fo:min-width="20.836cm" draw:shadow="visible" draw:shadow-offset-x="0.102cm" draw:shadow-offset-y="0.102cm"/>
    </style:style>
    <style:style style:name="gr2" style:family="graphic" style:parent-style-name="standard">
      <style:graphic-properties svg:stroke-color="#000000" draw:fill-color="#dddddd" draw:textarea-horizontal-align="justify" draw:textarea-vertical-align="middle" draw:auto-grow-height="false" fo:min-height="2.37cm" fo:min-width="9.28cm" draw:shadow="visible" draw:shadow-offset-x="0.102cm" draw:shadow-offset-y="0.102cm"/>
    </style:style>
    <style:style style:name="gr3" style:family="graphic" style:parent-style-name="standard">
      <style:graphic-properties svg:stroke-color="#000000" draw:fill-color="#dddddd" draw:textarea-horizontal-align="justify" draw:textarea-vertical-align="middle" draw:auto-grow-height="false" fo:min-height="3.179cm" fo:min-width="5.85cm" draw:shadow="visible" draw:shadow-offset-x="0.102cm" draw:shadow-offset-y="0.102cm"/>
    </style:style>
    <style:style style:name="gr4" style:family="graphic" style:parent-style-name="standard">
      <style:graphic-properties svg:stroke-color="#000000" draw:fill-color="#dddddd" draw:textarea-horizontal-align="justify" draw:textarea-vertical-align="middle" draw:auto-grow-height="false" fo:min-height="8.259cm" fo:min-width="0.77cm" draw:shadow="visible" draw:shadow-offset-x="0.102cm" draw:shadow-offset-y="0.102cm"/>
    </style:style>
    <style:style style:name="gr5" style:family="graphic" style:parent-style-name="standard">
      <style:graphic-properties svg:stroke-color="#000000" draw:fill-color="#dddddd" draw:textarea-horizontal-align="justify" draw:textarea-vertical-align="middle" draw:auto-grow-height="false" fo:min-height="3.179cm" fo:min-width="5.215cm" draw:shadow="visible" draw:shadow-offset-x="0.102cm" draw:shadow-offset-y="0.102cm"/>
    </style:style>
    <style:style style:name="gr6" style:family="graphic" style:parent-style-name="standard">
      <style:graphic-properties draw:fill="solid" draw:fill-color="#dddddd" draw:textarea-horizontal-align="justify" draw:textarea-vertical-align="middle" draw:auto-grow-height="false" fo:min-height="1.469cm" fo:min-width="7.315cm" draw:shadow="visible" draw:shadow-offset-x="0.102cm" draw:shadow-offset-y="0.102cm"/>
    </style:style>
    <style:style style:name="gr7" style:family="graphic" style:parent-style-name="standard">
      <style:graphic-properties draw:stroke="none" svg:stroke-color="#000000" draw:fill="solid" draw:fill-color="#dddddd" fo:min-height="0.893cm"/>
    </style:style>
    <style:style style:name="gr8" style:family="graphic" style:parent-style-name="standard">
      <style:graphic-properties draw:stroke="none" svg:stroke-color="#000000" draw:fill="none" draw:fill-color="#ffffff" fo:min-height="1.909cm"/>
    </style:style>
    <style:style style:name="gr9" style:family="graphic" style:parent-style-name="standard">
      <style:graphic-properties draw:stroke="none" svg:stroke-color="#000000" draw:fill="none" draw:fill-color="#ffffff" fo:min-height="1.02cm"/>
    </style:style>
    <style:style style:name="gr10" style:family="graphic" style:parent-style-name="standard">
      <style:graphic-properties draw:stroke="none" svg:stroke-color="#000000" draw:fill="none" draw:fill-color="#ffffff" fo:min-height="1.147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782cm" fo:min-width="1.405cm" draw:shadow="visible" draw:shadow-offset-x="0.102cm" draw:shadow-offset-y="0.102cm"/>
    </style:style>
    <style:style style:name="gr12" style:family="graphic" style:parent-style-name="standard">
      <style:graphic-properties draw:stroke="none" svg:stroke-color="#000000" draw:fill="none" draw:fill-color="#ffffff" fo:min-height="1.655cm"/>
    </style:style>
    <style:style style:name="gr13" style:family="graphic" style:parent-style-name="standard">
      <style:graphic-properties draw:stroke="none" svg:stroke-color="#000000" draw:fill="none" draw:fill-color="#ffffff" fo:min-height="3.306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71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="solid" draw:fill-color="#dddddd"/>
      <style:paragraph-properties fo:text-align="center"/>
    </style:style>
    <style:style style:name="P4" style:family="paragraph">
      <loext:graphic-properties draw:fill="solid" draw:fill-color="#dddddd"/>
      <style:text-properties fo:font-size="22pt" style:font-size-asian="18pt" style:font-size-complex="18pt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22pt" style:font-size-asian="18pt" style:font-size-complex="18pt"/>
    </style:style>
    <style:style style:name="P7" style:family="paragraph">
      <loext:graphic-properties draw:fill="none" draw:fill-color="#ffffff"/>
      <style:text-properties fo:font-size="6pt" style:font-size-asian="18pt" style:font-size-complex="18pt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24pt" style:font-size-asian="18pt" style:font-size-complex="18pt"/>
    </style:style>
    <style:style style:name="P9" style:family="paragraph">
      <style:paragraph-properties fo:text-align="end" style:writing-mode="lr-tb"/>
    </style:style>
    <style:style style:name="P10" style:family="paragraph">
      <loext:graphic-properties draw:fill="none" draw:fill-color="#ffffff"/>
      <style:paragraph-properties fo:text-align="end" style:writing-mode="lr-tb"/>
      <style:text-properties fo:font-size="22pt" style:font-size-asian="18pt" style:font-size-complex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start" style:writing-mode="lr-tb"/>
    </style:style>
    <style:style style:name="P13" style:family="paragraph">
      <loext:graphic-properties draw:fill="none" draw:fill-color="#ffffff"/>
      <style:paragraph-properties fo:text-align="start" style:writing-mode="lr-tb"/>
      <style:text-properties fo:font-size="22pt" style:font-size-asian="18pt" style:font-size-complex="18pt"/>
    </style:style>
    <style:style style:name="T1" style:family="text">
      <style:text-properties fo:font-size="22pt" style:font-size-asian="18pt" style:font-size-complex="18pt"/>
    </style:style>
    <style:style style:name="T2" style:family="text">
      <style:text-properties fo:font-size="6pt" style:font-size-asian="18pt" style:font-size-complex="18pt"/>
    </style:style>
    <style:style style:name="T3" style:family="text">
      <style:text-properties fo:font-size="2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.336cm" svg:height="10.795cm" svg:x="3.032cm" svg:y="8.62cm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9.779cm" svg:height="4.191cm" svg:x="9.382cm" svg:y="14.46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2" draw:layer="layout" svg:width="6.35cm" svg:height="3.429cm" svg:x="12.938cm" svg:y="9.63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27cm" svg:height="8.509cm" svg:x="21.701cm" svg:y="9.63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715cm" svg:height="3.429cm" svg:x="4.937cm" svg:y="9.636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3" draw:layer="layout" svg:width="8.001cm" svg:height="1.905cm" svg:x="9.001cm" svg:y="4.42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4" draw:layer="layout" svg:width="7.112cm" svg:height="1.143cm" svg:x="9.445cm" svg:y="4.81cm">
            <draw:text-box>
              <text:p><text:span text:style-name="T1">Application Server</text:span></text:p>
            </draw:text-box>
          </draw:frame>
        </draw:g>
        <draw:frame draw:style-name="gr8" draw:text-style-name="P6" draw:layer="layout" svg:width="4.699cm" svg:height="2.159cm" svg:x="13.7cm" svg:y="10.398cm">
          <draw:text-box>
            <text:p text:style-name="P5"><text:span text:style-name="T1">Managed Cache</text:span></text:p>
          </draw:text-box>
        </draw:frame>
        <draw:frame draw:style-name="gr8" draw:text-style-name="P6" draw:layer="layout" svg:width="4.699cm" svg:height="2.159cm" svg:x="5.572cm" svg:y="10.398cm">
          <draw:text-box>
            <text:p text:style-name="P5"><text:span text:style-name="T1">Replication Queue</text:span></text:p>
          </draw:text-box>
        </draw:frame>
        <draw:frame draw:style-name="gr9" draw:text-style-name="P6" draw:layer="layout" svg:width="6.731cm" svg:height="1.27cm" draw:transform="rotate (-1.5707963267949) translate (22.971cm 10.5cm)">
          <draw:text-box>
            <text:p text:style-name="P5"><text:span text:style-name="T1">Disk Queue</text:span></text:p>
          </draw:text-box>
        </draw:frame>
        <draw:frame draw:style-name="gr10" draw:text-style-name="P6" draw:layer="layout" svg:width="4.318cm" svg:height="1.397cm" svg:x="12.176cm" svg:y="16.24cm">
          <draw:text-box>
            <text:p text:style-name="P5"><text:span text:style-name="T1">Disk</text:span></text:p>
          </draw:text-box>
        </draw:frame>
        <draw:g>
          <draw:custom-shape draw:style-name="gr11" draw:text-style-name="P1" draw:layer="layout" svg:width="1.905cm" svg:height="2.032cm" svg:x="16.367cm" svg:y="5.445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7" draw:layer="layout" svg:width="1.905cm" svg:height="1.905cm" svg:x="16.367cm" svg:y="5.572cm">
            <draw:text-box>
              <text:p><text:span text:style-name="T2">{</text:span></text:p>
              <text:p><text:span text:style-name="T2"><text:s text:c="2"/>“</text:span><text:span text:style-name="T2">aa” : 1010,</text:span></text:p>
              <text:p><text:span text:style-name="T2"><text:s text:c="2"/>“</text:span><text:span text:style-name="T2">bb” : 0101,</text:span></text:p>
              <text:p><text:span text:style-name="T2"><text:s text:c="2"/>“</text:span><text:span text:style-name="T2">cc” : 1100</text:span></text:p>
              <text:p><text:span text:style-name="T2">}</text:span></text:p>
            </draw:text-box>
          </draw:frame>
        </draw:g>
        <draw:frame draw:style-name="gr13" draw:text-style-name="P8" draw:layer="layout" svg:width="5.08cm" svg:height="3.556cm" svg:x="3.921cm" svg:y="14.843cm">
          <draw:text-box>
            <text:p text:style-name="P5"><text:span text:style-name="T3">Couchbase Server Node</text:span></text:p>
          </draw:text-box>
        </draw:frame>
      </draw:page>
      <draw:page draw:name="page2" draw:style-name="dp1" draw:master-page-name="Default">
        <draw:custom-shape draw:style-name="gr1" draw:text-style-name="P1" draw:layer="layout" svg:width="21.336cm" svg:height="10.795cm" svg:x="3.032cm" svg:y="8.62cm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9.779cm" svg:height="4.191cm" svg:x="9.382cm" svg:y="14.46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2" draw:layer="layout" svg:width="6.35cm" svg:height="3.429cm" svg:x="12.938cm" svg:y="9.63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27cm" svg:height="8.509cm" svg:x="21.701cm" svg:y="9.63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715cm" svg:height="3.429cm" svg:x="4.937cm" svg:y="9.636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3" draw:layer="layout" svg:width="8.001cm" svg:height="1.905cm" svg:x="9.001cm" svg:y="4.42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4" draw:layer="layout" svg:width="7.112cm" svg:height="1.143cm" svg:x="9.445cm" svg:y="4.81cm">
            <draw:text-box>
              <text:p><text:span text:style-name="T1">Application Server</text:span></text:p>
            </draw:text-box>
          </draw:frame>
        </draw:g>
        <draw:frame draw:style-name="gr8" draw:text-style-name="P10" draw:layer="layout" svg:width="4.064cm" svg:height="2.159cm" svg:x="15.097cm" svg:y="10.144cm">
          <draw:text-box>
            <text:p text:style-name="P9"><text:span text:style-name="T1">Managed Cache</text:span></text:p>
          </draw:text-box>
        </draw:frame>
        <draw:frame draw:style-name="gr8" draw:text-style-name="P6" draw:layer="layout" svg:width="4.699cm" svg:height="2.159cm" svg:x="5.572cm" svg:y="10.398cm">
          <draw:text-box>
            <text:p text:style-name="P5"><text:span text:style-name="T1">Replication Queue</text:span></text:p>
          </draw:text-box>
        </draw:frame>
        <draw:frame draw:style-name="gr9" draw:text-style-name="P6" draw:layer="layout" svg:width="6.731cm" svg:height="1.27cm" draw:transform="rotate (-1.5707963267949) translate (22.971cm 10.5cm)">
          <draw:text-box>
            <text:p text:style-name="P5"><text:span text:style-name="T1">Disk Queue</text:span></text:p>
          </draw:text-box>
        </draw:frame>
        <draw:frame draw:style-name="gr10" draw:text-style-name="P6" draw:layer="layout" svg:width="4.318cm" svg:height="1.397cm" svg:x="12.176cm" svg:y="16.24cm">
          <draw:text-box>
            <text:p text:style-name="P5"><text:span text:style-name="T1">Disk</text:span></text:p>
          </draw:text-box>
        </draw:frame>
        <draw:g>
          <draw:custom-shape draw:style-name="gr11" draw:text-style-name="P1" draw:layer="layout" svg:width="1.905cm" svg:height="2.032cm" svg:x="13.446cm" svg:y="10.652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7" draw:layer="layout" svg:width="1.905cm" svg:height="1.905cm" svg:x="13.446cm" svg:y="10.779cm">
            <draw:text-box>
              <text:p><text:span text:style-name="T2">{</text:span></text:p>
              <text:p><text:span text:style-name="T2"><text:s text:c="2"/>“</text:span><text:span text:style-name="T2">aa” : 1010,</text:span></text:p>
              <text:p><text:span text:style-name="T2"><text:s text:c="2"/>“</text:span><text:span text:style-name="T2">bb” : 0101,</text:span></text:p>
              <text:p><text:span text:style-name="T2"><text:s text:c="2"/>“</text:span><text:span text:style-name="T2">cc” : 1100</text:span></text:p>
              <text:p><text:span text:style-name="T2">}</text:span></text:p>
            </draw:text-box>
          </draw:frame>
        </draw:g>
        <draw:frame draw:style-name="gr13" draw:text-style-name="P8" draw:layer="layout" svg:width="5.08cm" svg:height="3.556cm" svg:x="3.921cm" svg:y="14.843cm">
          <draw:text-box>
            <text:p text:style-name="P5"><text:span text:style-name="T3">Couchbase Server Node</text:span></text:p>
          </draw:text-box>
        </draw:frame>
        <draw:line draw:style-name="gr14" draw:text-style-name="P11" draw:layer="layout" svg:x1="14.335cm" svg:y1="6.334cm" svg:x2="14.335cm" svg:y2="10.652cm">
          <text:p/>
        </draw:line>
      </draw:page>
      <draw:page draw:name="page3" draw:style-name="dp1" draw:master-page-name="Default">
        <draw:custom-shape draw:style-name="gr1" draw:text-style-name="P1" draw:layer="layout" svg:width="21.336cm" svg:height="10.795cm" svg:x="3.032cm" svg:y="8.62cm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9.779cm" svg:height="4.191cm" svg:x="9.382cm" svg:y="14.46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2" draw:layer="layout" svg:width="6.35cm" svg:height="3.429cm" svg:x="12.938cm" svg:y="9.63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27cm" svg:height="8.509cm" svg:x="21.701cm" svg:y="9.63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715cm" svg:height="3.429cm" svg:x="4.937cm" svg:y="9.636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3" draw:layer="layout" svg:width="8.001cm" svg:height="1.905cm" svg:x="9.001cm" svg:y="4.42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4" draw:layer="layout" svg:width="7.112cm" svg:height="1.143cm" svg:x="9.445cm" svg:y="4.81cm">
            <draw:text-box>
              <text:p><text:span text:style-name="T1">Application Server</text:span></text:p>
            </draw:text-box>
          </draw:frame>
        </draw:g>
        <draw:frame draw:style-name="gr8" draw:text-style-name="P10" draw:layer="layout" svg:width="4.064cm" svg:height="2.159cm" svg:x="15.097cm" svg:y="9.636cm">
          <draw:text-box>
            <text:p text:style-name="P9"><text:span text:style-name="T1">Managed Cache</text:span></text:p>
          </draw:text-box>
        </draw:frame>
        <draw:frame draw:style-name="gr8" draw:text-style-name="P13" draw:layer="layout" svg:width="4.699cm" svg:height="2.159cm" svg:x="5.318cm" svg:y="9.89cm">
          <draw:text-box>
            <text:p text:style-name="P12"><text:span text:style-name="T1">Replication Queue</text:span></text:p>
          </draw:text-box>
        </draw:frame>
        <draw:frame draw:style-name="gr9" draw:text-style-name="P6" draw:layer="layout" svg:width="5.588cm" svg:height="1.27cm" draw:transform="rotate (-1.5707963267949) translate (22.971cm 12.049cm)">
          <draw:text-box>
            <text:p text:style-name="P5"><text:span text:style-name="T1">Disk Queue</text:span></text:p>
          </draw:text-box>
        </draw:frame>
        <draw:frame draw:style-name="gr10" draw:text-style-name="P6" draw:layer="layout" svg:width="4.318cm" svg:height="1.397cm" svg:x="12.176cm" svg:y="16.24cm">
          <draw:text-box>
            <text:p text:style-name="P5"><text:span text:style-name="T1">Disk</text:span></text:p>
          </draw:text-box>
        </draw:frame>
        <draw:g>
          <draw:custom-shape draw:style-name="gr11" draw:text-style-name="P1" draw:layer="layout" svg:width="1.905cm" svg:height="2.032cm" svg:x="13.446cm" svg:y="10.652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7" draw:layer="layout" svg:width="1.905cm" svg:height="1.905cm" svg:x="13.446cm" svg:y="10.779cm">
            <draw:text-box>
              <text:p><text:span text:style-name="T2">{</text:span></text:p>
              <text:p><text:span text:style-name="T2"><text:s text:c="2"/>“</text:span><text:span text:style-name="T2">aa” : 1010,</text:span></text:p>
              <text:p><text:span text:style-name="T2"><text:s text:c="2"/>“</text:span><text:span text:style-name="T2">bb” : 0101,</text:span></text:p>
              <text:p><text:span text:style-name="T2"><text:s text:c="2"/>“</text:span><text:span text:style-name="T2">cc” : 1100</text:span></text:p>
              <text:p><text:span text:style-name="T2">}</text:span></text:p>
            </draw:text-box>
          </draw:frame>
        </draw:g>
        <draw:frame draw:style-name="gr13" draw:text-style-name="P8" draw:layer="layout" svg:width="5.08cm" svg:height="3.556cm" svg:x="3.921cm" svg:y="14.843cm">
          <draw:text-box>
            <text:p text:style-name="P5"><text:span text:style-name="T3">Couchbase Server Node</text:span></text:p>
          </draw:text-box>
        </draw:frame>
        <draw:line draw:style-name="gr14" draw:text-style-name="P11" draw:layer="layout" svg:x1="15.478cm" svg:y1="11.668cm" svg:x2="20.685cm" svg:y2="11.668cm">
          <text:p/>
        </draw:line>
        <draw:g>
          <draw:custom-shape draw:style-name="gr11" draw:text-style-name="P1" draw:layer="layout" svg:width="1.905cm" svg:height="2.032cm" svg:x="20.685cm" svg:y="10.271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7" draw:layer="layout" svg:width="1.905cm" svg:height="1.905cm" svg:x="20.685cm" svg:y="10.398cm">
            <draw:text-box>
              <text:p><text:span text:style-name="T2">{</text:span></text:p>
              <text:p><text:span text:style-name="T2"><text:s text:c="2"/>“</text:span><text:span text:style-name="T2">aa” : 1010,</text:span></text:p>
              <text:p><text:span text:style-name="T2"><text:s text:c="2"/>“</text:span><text:span text:style-name="T2">bb” : 0101,</text:span></text:p>
              <text:p><text:span text:style-name="T2"><text:s text:c="2"/>“</text:span><text:span text:style-name="T2">cc” : 1100</text:span></text:p>
              <text:p><text:span text:style-name="T2">}</text:span></text:p>
            </draw:text-box>
          </draw:frame>
        </draw:g>
        <draw:g>
          <draw:custom-shape draw:style-name="gr11" draw:text-style-name="P1" draw:layer="layout" svg:width="1.905cm" svg:height="2.032cm" svg:x="9.763cm" svg:y="10.652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7" draw:layer="layout" svg:width="1.905cm" svg:height="1.905cm" svg:x="9.763cm" svg:y="10.779cm">
            <draw:text-box>
              <text:p><text:span text:style-name="T2">{</text:span></text:p>
              <text:p><text:span text:style-name="T2"><text:s text:c="2"/>“</text:span><text:span text:style-name="T2">aa” : 1010,</text:span></text:p>
              <text:p><text:span text:style-name="T2"><text:s text:c="2"/>“</text:span><text:span text:style-name="T2">bb” : 0101,</text:span></text:p>
              <text:p><text:span text:style-name="T2"><text:s text:c="2"/>“</text:span><text:span text:style-name="T2">cc” : 1100</text:span></text:p>
              <text:p><text:span text:style-name="T2">}</text:span></text:p>
            </draw:text-box>
          </draw:frame>
        </draw:g>
        <draw:line draw:style-name="gr14" draw:text-style-name="P11" draw:layer="layout" svg:x1="13.446cm" svg:y1="11.668cm" svg:x2="11.668cm" svg:y2="11.668cm">
          <text:p/>
        </draw:line>
      </draw:page>
      <draw:page draw:name="page4" draw:style-name="dp1" draw:master-page-name="Default">
        <draw:custom-shape draw:style-name="gr1" draw:text-style-name="P1" draw:layer="layout" svg:width="21.336cm" svg:height="10.795cm" svg:x="3.032cm" svg:y="8.62cm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9.779cm" svg:height="4.191cm" svg:x="9.382cm" svg:y="14.46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2" draw:layer="layout" svg:width="6.35cm" svg:height="3.429cm" svg:x="12.938cm" svg:y="9.63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27cm" svg:height="8.509cm" svg:x="21.701cm" svg:y="9.636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3" draw:layer="layout" svg:width="8.001cm" svg:height="1.905cm" svg:x="9.001cm" svg:y="4.42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4" draw:layer="layout" svg:width="7.112cm" svg:height="1.143cm" svg:x="9.445cm" svg:y="4.81cm">
            <draw:text-box>
              <text:p><text:span text:style-name="T1">Application Server</text:span></text:p>
            </draw:text-box>
          </draw:frame>
        </draw:g>
        <draw:frame draw:style-name="gr8" draw:text-style-name="P10" draw:layer="layout" svg:width="3.81cm" svg:height="2.159cm" svg:x="15.351cm" svg:y="9.957cm">
          <draw:text-box>
            <text:p text:style-name="P9"><text:span text:style-name="T1">Managed Cache</text:span></text:p>
          </draw:text-box>
        </draw:frame>
        <draw:frame draw:style-name="gr9" draw:text-style-name="P6" draw:layer="layout" svg:width="7.493cm" svg:height="1.27cm" draw:transform="rotate (-1.5707963267949) translate (22.971cm 10.144cm)">
          <draw:text-box>
            <text:p text:style-name="P5"><text:span text:style-name="T1">Disk Queue</text:span></text:p>
          </draw:text-box>
        </draw:frame>
        <draw:frame draw:style-name="gr10" draw:text-style-name="P6" draw:layer="layout" svg:width="4.318cm" svg:height="1.397cm" svg:x="12.176cm" svg:y="16.24cm">
          <draw:text-box>
            <text:p text:style-name="P5"><text:span text:style-name="T1">Disk</text:span></text:p>
          </draw:text-box>
        </draw:frame>
        <draw:g>
          <draw:custom-shape draw:style-name="gr11" draw:text-style-name="P1" draw:layer="layout" svg:width="1.905cm" svg:height="2.032cm" svg:x="13.386cm" svg:y="10.525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7" draw:layer="layout" svg:width="1.905cm" svg:height="1.905cm" svg:x="13.386cm" svg:y="10.652cm">
            <draw:text-box>
              <text:p><text:span text:style-name="T2">{</text:span></text:p>
              <text:p><text:span text:style-name="T2"><text:s text:c="2"/>“</text:span><text:span text:style-name="T2">aa” : 1010,</text:span></text:p>
              <text:p><text:span text:style-name="T2"><text:s text:c="2"/>“</text:span><text:span text:style-name="T2">bb” : 0101,</text:span></text:p>
              <text:p><text:span text:style-name="T2"><text:s text:c="2"/>“</text:span><text:span text:style-name="T2">cc” : 1100</text:span></text:p>
              <text:p><text:span text:style-name="T2">}</text:span></text:p>
            </draw:text-box>
          </draw:frame>
        </draw:g>
        <draw:frame draw:style-name="gr13" draw:text-style-name="P8" draw:layer="layout" svg:width="5.08cm" svg:height="3.556cm" svg:x="3.921cm" svg:y="14.843cm">
          <draw:text-box>
            <text:p text:style-name="P5"><text:span text:style-name="T3">Couchbase Server Node</text:span></text:p>
          </draw:text-box>
        </draw:frame>
        <draw:g>
          <draw:custom-shape draw:style-name="gr11" draw:text-style-name="P1" draw:layer="layout" svg:width="1.905cm" svg:height="2.032cm" svg:x="16.24cm" svg:y="15.859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7" draw:layer="layout" svg:width="1.905cm" svg:height="1.905cm" svg:x="16.24cm" svg:y="15.986cm">
            <draw:text-box>
              <text:p><text:span text:style-name="T2">{</text:span></text:p>
              <text:p><text:span text:style-name="T2"><text:s text:c="2"/>“</text:span><text:span text:style-name="T2">aa” : 1010,</text:span></text:p>
              <text:p><text:span text:style-name="T2"><text:s text:c="2"/>“</text:span><text:span text:style-name="T2">bb” : 0101,</text:span></text:p>
              <text:p><text:span text:style-name="T2"><text:s text:c="2"/>“</text:span><text:span text:style-name="T2">cc” : 1100</text:span></text:p>
              <text:p><text:span text:style-name="T2">}</text:span></text:p>
            </draw:text-box>
          </draw:frame>
        </draw:g>
        <draw:g>
          <draw:custom-shape draw:style-name="gr11" draw:text-style-name="P1" draw:layer="layout" svg:width="1.905cm" svg:height="2.032cm" svg:x="2.143cm" svg:y="10.398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7" draw:layer="layout" svg:width="1.905cm" svg:height="1.905cm" svg:x="2.143cm" svg:y="10.525cm">
            <draw:text-box>
              <text:p><text:span text:style-name="T2">{</text:span></text:p>
              <text:p><text:span text:style-name="T2"><text:s text:c="2"/>“</text:span><text:span text:style-name="T2">aa” : 1010,</text:span></text:p>
              <text:p><text:span text:style-name="T2"><text:s text:c="2"/>“</text:span><text:span text:style-name="T2">bb” : 0101,</text:span></text:p>
              <text:p><text:span text:style-name="T2"><text:s text:c="2"/>“</text:span><text:span text:style-name="T2">cc” : 1100</text:span></text:p>
              <text:p><text:span text:style-name="T2">}</text:span></text:p>
            </draw:text-box>
          </draw:frame>
        </draw:g>
        <draw:line draw:style-name="gr14" draw:text-style-name="P11" draw:layer="layout" svg:x1="5.826cm" svg:y1="11.414cm" svg:x2="4.048cm" svg:y2="11.414cm">
          <text:p/>
        </draw:line>
        <draw:line draw:style-name="gr14" draw:text-style-name="P11" draw:layer="layout" svg:x1="21.701cm" svg:y1="16.875cm" svg:x2="18.272cm" svg:y2="16.875cm">
          <text:p/>
        </draw:line>
        <draw:custom-shape draw:style-name="gr5" draw:text-style-name="P2" draw:layer="layout" svg:width="5.715cm" svg:height="3.429cm" svg:x="4.937cm" svg:y="9.636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4.699cm" svg:height="2.159cm" svg:x="5.445cm" svg:y="10.271cm">
          <draw:text-box>
            <text:p text:style-name="P5"><text:span text:style-name="T1">Replication Queue</text:span></text:p>
          </draw:text-box>
        </draw:frame>
      </draw:page>
      <draw:page draw:name="page5" draw:style-name="dp1" draw:master-page-name="Default">
        <draw:custom-shape draw:style-name="gr1" draw:text-style-name="P1" draw:layer="layout" svg:width="21.336cm" svg:height="10.795cm" svg:x="3.032cm" svg:y="8.62cm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9.779cm" svg:height="4.191cm" svg:x="9.382cm" svg:y="14.46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2" draw:layer="layout" svg:width="6.35cm" svg:height="3.429cm" svg:x="12.938cm" svg:y="9.63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27cm" svg:height="8.509cm" svg:x="21.701cm" svg:y="9.63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715cm" svg:height="3.429cm" svg:x="4.937cm" svg:y="9.636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4.699cm" svg:height="2.159cm" svg:x="5.572cm" svg:y="10.398cm">
          <draw:text-box>
            <text:p text:style-name="P5"><text:span text:style-name="T1">Replication Queue</text:span></text:p>
          </draw:text-box>
        </draw:frame>
        <draw:frame draw:style-name="gr9" draw:text-style-name="P6" draw:layer="layout" svg:width="6.731cm" svg:height="1.27cm" draw:transform="rotate (-1.5707963267949) translate (22.971cm 10.5cm)">
          <draw:text-box>
            <text:p text:style-name="P5"><text:span text:style-name="T1">Disk Queue</text:span></text:p>
          </draw:text-box>
        </draw:frame>
        <draw:frame draw:style-name="gr10" draw:text-style-name="P6" draw:layer="layout" svg:width="4.318cm" svg:height="1.397cm" svg:x="12.176cm" svg:y="16.24cm">
          <draw:text-box>
            <text:p text:style-name="P5"><text:span text:style-name="T1">Disk</text:span></text:p>
          </draw:text-box>
        </draw:frame>
        <draw:frame draw:style-name="gr13" draw:text-style-name="P8" draw:layer="layout" svg:width="5.08cm" svg:height="3.556cm" svg:x="3.921cm" svg:y="14.843cm">
          <draw:text-box>
            <text:p text:style-name="P5"><text:span text:style-name="T3">Couchbase Server Node</text:span></text:p>
          </draw:text-box>
        </draw:frame>
        <draw:line draw:style-name="gr14" draw:text-style-name="P11" draw:layer="layout" svg:x1="14.335cm" svg:y1="5.572cm" svg:x2="14.335cm" svg:y2="9.636cm">
          <text:p/>
        </draw:line>
        <draw:g>
          <draw:custom-shape draw:style-name="gr11" draw:text-style-name="P1" draw:layer="layout" svg:width="1.905cm" svg:height="2.032cm" svg:x="16.24cm" svg:y="15.91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7" draw:layer="layout" svg:width="1.905cm" svg:height="1.905cm" svg:x="16.24cm" svg:y="16.037cm">
            <draw:text-box>
              <text:p><text:span text:style-name="T2">{</text:span></text:p>
              <text:p><text:span text:style-name="T2"><text:s text:c="2"/>“</text:span><text:span text:style-name="T2">aa” : 1010,</text:span></text:p>
              <text:p><text:span text:style-name="T2"><text:s text:c="2"/>“</text:span><text:span text:style-name="T2">bb” : 0101,</text:span></text:p>
              <text:p><text:span text:style-name="T2"><text:s text:c="2"/>“</text:span><text:span text:style-name="T2">cc” : 1100</text:span></text:p>
              <text:p><text:span text:style-name="T2">}</text:span></text:p>
            </draw:text-box>
          </draw:frame>
        </draw:g>
        <draw:custom-shape draw:style-name="gr11" draw:text-style-name="P1" draw:layer="layout" svg:width="1.905cm" svg:height="2.032cm" svg:x="13.446cm" svg:y="6.207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1.905cm" svg:height="0.965cm" svg:x="13.446cm" svg:y="6.639cm">
          <draw:text-box>
            <text:p><text:span text:style-name="T2">{</text:span></text:p>
            <text:p><text:span text:style-name="T2"><text:s text:c="2"/>“</text:span><text:span text:style-name="T2">bb” : 0111</text:span></text:p>
            <text:p><text:span text:style-name="T2">}</text:span></text:p>
          </draw:text-box>
        </draw:frame>
        <draw:g>
          <draw:custom-shape draw:style-name="gr6" draw:text-style-name="P3" draw:layer="layout" svg:width="8.001cm" svg:height="1.905cm" svg:x="9.001cm" svg:y="3.7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4" draw:layer="layout" svg:width="7.112cm" svg:height="1.143cm" svg:x="9.445cm" svg:y="4.175cm">
            <draw:text-box>
              <text:p><text:span text:style-name="T1">Application Server</text:span></text:p>
            </draw:text-box>
          </draw:frame>
        </draw:g>
        <draw:frame draw:style-name="gr8" draw:text-style-name="P6" draw:layer="layout" svg:width="4.699cm" svg:height="2.159cm" svg:x="13.702cm" svg:y="10.4cm">
          <draw:text-box>
            <text:p text:style-name="P5"><text:span text:style-name="T1">Managed Cache</text:span></text:p>
          </draw:text-box>
        </draw:frame>
      </draw:page>
      <draw:page draw:name="page6" draw:style-name="dp1" draw:master-page-name="Default">
        <draw:custom-shape draw:style-name="gr1" draw:text-style-name="P1" draw:layer="layout" svg:width="21.336cm" svg:height="10.795cm" svg:x="3.032cm" svg:y="8.62cm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9.779cm" svg:height="4.191cm" svg:x="9.382cm" svg:y="14.46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2" draw:layer="layout" svg:width="6.35cm" svg:height="3.429cm" svg:x="12.938cm" svg:y="9.63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27cm" svg:height="8.509cm" svg:x="21.701cm" svg:y="9.63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715cm" svg:height="3.429cm" svg:x="4.937cm" svg:y="9.636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4.699cm" svg:height="2.159cm" svg:x="5.572cm" svg:y="10.398cm">
          <draw:text-box>
            <text:p text:style-name="P5"><text:span text:style-name="T1">Replication Queue</text:span></text:p>
          </draw:text-box>
        </draw:frame>
        <draw:frame draw:style-name="gr9" draw:text-style-name="P6" draw:layer="layout" svg:width="6.731cm" svg:height="1.27cm" draw:transform="rotate (-1.5707963267949) translate (22.971cm 10.5cm)">
          <draw:text-box>
            <text:p text:style-name="P5"><text:span text:style-name="T1">Disk Queue</text:span></text:p>
          </draw:text-box>
        </draw:frame>
        <draw:frame draw:style-name="gr10" draw:text-style-name="P6" draw:layer="layout" svg:width="4.318cm" svg:height="1.397cm" svg:x="12.176cm" svg:y="16.24cm">
          <draw:text-box>
            <text:p text:style-name="P5"><text:span text:style-name="T1">Disk</text:span></text:p>
          </draw:text-box>
        </draw:frame>
        <draw:frame draw:style-name="gr13" draw:text-style-name="P8" draw:layer="layout" svg:width="5.08cm" svg:height="3.556cm" svg:x="3.921cm" svg:y="14.843cm">
          <draw:text-box>
            <text:p text:style-name="P5"><text:span text:style-name="T3">Couchbase Server Node</text:span></text:p>
          </draw:text-box>
        </draw:frame>
        <draw:line draw:style-name="gr14" draw:text-style-name="P11" draw:layer="layout" svg:x1="14.335cm" svg:y1="5.572cm" svg:x2="14.335cm" svg:y2="9.636cm">
          <text:p/>
        </draw:line>
        <draw:g>
          <draw:custom-shape draw:style-name="gr11" draw:text-style-name="P1" draw:layer="layout" svg:width="1.905cm" svg:height="2.032cm" svg:x="16.24cm" svg:y="15.91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7" draw:layer="layout" svg:width="1.905cm" svg:height="1.905cm" svg:x="16.24cm" svg:y="16.037cm">
            <draw:text-box>
              <text:p><text:span text:style-name="T2">{</text:span></text:p>
              <text:p><text:span text:style-name="T2"><text:s text:c="2"/>“</text:span><text:span text:style-name="T2">aa” : 1010,</text:span></text:p>
              <text:p><text:span text:style-name="T2"><text:s text:c="2"/>“</text:span><text:span text:style-name="T2">bb” : 0101,</text:span></text:p>
              <text:p><text:span text:style-name="T2"><text:s text:c="2"/>“</text:span><text:span text:style-name="T2">cc” : 1100</text:span></text:p>
              <text:p><text:span text:style-name="T2">}</text:span></text:p>
            </draw:text-box>
          </draw:frame>
        </draw:g>
        <draw:line draw:style-name="gr14" draw:text-style-name="P11" draw:layer="layout" svg:x1="19.288cm" svg:y1="12.43cm" svg:x2="21.701cm" svg:y2="12.43cm">
          <text:p/>
        </draw:line>
        <draw:line draw:style-name="gr14" draw:text-style-name="P11" draw:layer="layout" svg:x1="21.7cm" svg:y1="17.002cm" svg:x2="18.271cm" svg:y2="17.002cm">
          <text:p/>
        </draw:line>
        <draw:frame draw:style-name="gr8" draw:text-style-name="P6" draw:layer="layout" svg:width="4.699cm" svg:height="2.159cm" svg:x="13.701cm" svg:y="10.399cm">
          <draw:text-box>
            <text:p text:style-name="P5"><text:span text:style-name="T1">Managed Cache</text:span></text:p>
          </draw:text-box>
        </draw:frame>
        <draw:custom-shape draw:style-name="gr11" draw:text-style-name="P1" draw:layer="layout" svg:width="1.905cm" svg:height="2.032cm" svg:x="13.497cm" svg:y="6.258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1.905cm" svg:height="0.965cm" svg:x="13.497cm" svg:y="6.69cm">
          <draw:text-box>
            <text:p><text:span text:style-name="T2">{</text:span></text:p>
            <text:p><text:span text:style-name="T2"><text:s text:c="2"/>“</text:span><text:span text:style-name="T2">bb” : 0111</text:span></text:p>
            <text:p><text:span text:style-name="T2">}</text:span></text:p>
          </draw:text-box>
        </draw:frame>
        <draw:g>
          <draw:custom-shape draw:style-name="gr6" draw:text-style-name="P3" draw:layer="layout" svg:width="8.001cm" svg:height="1.905cm" svg:x="9.052cm" svg:y="3.8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4" draw:layer="layout" svg:width="7.112cm" svg:height="1.143cm" svg:x="9.496cm" svg:y="4.226cm">
            <draw:text-box>
              <text:p><text:span text:style-name="T1">Application Server</text:span></text:p>
            </draw:text-box>
          </draw:frame>
        </draw:g>
      </draw:page>
      <draw:page draw:name="page7" draw:style-name="dp1" draw:master-page-name="Default">
        <draw:custom-shape draw:style-name="gr1" draw:text-style-name="P1" draw:layer="layout" svg:width="21.336cm" svg:height="10.795cm" svg:x="3.032cm" svg:y="8.62cm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9.779cm" svg:height="4.191cm" svg:x="9.382cm" svg:y="14.46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2" draw:layer="layout" svg:width="6.35cm" svg:height="3.429cm" svg:x="12.938cm" svg:y="9.63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27cm" svg:height="8.509cm" svg:x="21.701cm" svg:y="9.63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715cm" svg:height="3.429cm" svg:x="4.937cm" svg:y="9.636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4.699cm" svg:height="2.159cm" svg:x="5.572cm" svg:y="10.398cm">
          <draw:text-box>
            <text:p text:style-name="P5"><text:span text:style-name="T1">Replication Queue</text:span></text:p>
          </draw:text-box>
        </draw:frame>
        <draw:frame draw:style-name="gr9" draw:text-style-name="P6" draw:layer="layout" svg:width="6.731cm" svg:height="1.27cm" draw:transform="rotate (-1.5707963267949) translate (22.971cm 10.5cm)">
          <draw:text-box>
            <text:p text:style-name="P5"><text:span text:style-name="T1">Disk Queue</text:span></text:p>
          </draw:text-box>
        </draw:frame>
        <draw:frame draw:style-name="gr10" draw:text-style-name="P6" draw:layer="layout" svg:width="4.318cm" svg:height="1.397cm" svg:x="12.176cm" svg:y="16.24cm">
          <draw:text-box>
            <text:p text:style-name="P5"><text:span text:style-name="T1">Disk</text:span></text:p>
          </draw:text-box>
        </draw:frame>
        <draw:frame draw:style-name="gr13" draw:text-style-name="P8" draw:layer="layout" svg:width="5.08cm" svg:height="3.556cm" svg:x="3.921cm" svg:y="14.843cm">
          <draw:text-box>
            <text:p text:style-name="P5"><text:span text:style-name="T3">Couchbase Server Node</text:span></text:p>
          </draw:text-box>
        </draw:frame>
        <draw:line draw:style-name="gr14" draw:text-style-name="P11" draw:layer="layout" svg:x1="14.335cm" svg:y1="5.572cm" svg:x2="14.335cm" svg:y2="9.636cm">
          <text:p/>
        </draw:line>
        <draw:g>
          <draw:custom-shape draw:style-name="gr11" draw:text-style-name="P1" draw:layer="layout" svg:width="1.905cm" svg:height="2.032cm" svg:x="16.24cm" svg:y="15.91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7" draw:layer="layout" svg:width="1.905cm" svg:height="1.905cm" svg:x="16.24cm" svg:y="16.037cm">
            <draw:text-box>
              <text:p><text:span text:style-name="T2">{</text:span></text:p>
              <text:p><text:span text:style-name="T2"><text:s text:c="2"/>“</text:span><text:span text:style-name="T2">aa” : 1010,</text:span></text:p>
              <text:p><text:span text:style-name="T2"><text:s text:c="2"/>“</text:span><text:span text:style-name="T2">bb” : 0101,</text:span></text:p>
              <text:p><text:span text:style-name="T2"><text:s text:c="2"/>“</text:span><text:span text:style-name="T2">cc” : 1100</text:span></text:p>
              <text:p><text:span text:style-name="T2">}</text:span></text:p>
            </draw:text-box>
          </draw:frame>
        </draw:g>
        <draw:line draw:style-name="gr14" draw:text-style-name="P11" draw:layer="layout" svg:x1="21.7cm" svg:y1="12.328cm" svg:x2="15.351cm" svg:y2="12.303cm">
          <text:p/>
        </draw:line>
        <draw:line draw:style-name="gr14" draw:text-style-name="P11" draw:layer="layout" svg:x1="18.27cm" svg:y1="17.002cm" svg:x2="21.699cm" svg:y2="17.002cm">
          <text:p/>
        </draw:line>
        <draw:custom-shape draw:style-name="gr11" draw:text-style-name="P1" draw:layer="layout" svg:width="1.905cm" svg:height="2.032cm" svg:x="13.497cm" svg:y="6.258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1.905cm" svg:height="0.965cm" svg:x="13.497cm" svg:y="6.69cm">
          <draw:text-box>
            <text:p><text:span text:style-name="T2">{</text:span></text:p>
            <text:p><text:span text:style-name="T2"><text:s text:c="2"/>“</text:span><text:span text:style-name="T2">bb” : 0111</text:span></text:p>
            <text:p><text:span text:style-name="T2">}</text:span></text:p>
          </draw:text-box>
        </draw:frame>
        <draw:g>
          <draw:custom-shape draw:style-name="gr6" draw:text-style-name="P3" draw:layer="layout" svg:width="8.001cm" svg:height="1.905cm" svg:x="9.052cm" svg:y="3.8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4" draw:layer="layout" svg:width="7.112cm" svg:height="1.143cm" svg:x="9.496cm" svg:y="4.226cm">
            <draw:text-box>
              <text:p><text:span text:style-name="T1">Application Server</text:span></text:p>
            </draw:text-box>
          </draw:frame>
        </draw:g>
        <draw:g>
          <draw:custom-shape draw:style-name="gr11" draw:text-style-name="P1" draw:layer="layout" svg:width="1.905cm" svg:height="2.032cm" svg:x="13.424cm" svg:y="10.555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7" draw:layer="layout" svg:width="1.905cm" svg:height="1.905cm" svg:x="13.424cm" svg:y="10.682cm">
            <draw:text-box>
              <text:p><text:span text:style-name="T2">{</text:span></text:p>
              <text:p><text:span text:style-name="T2"><text:s text:c="2"/>“</text:span><text:span text:style-name="T2">aa” : 1010,</text:span></text:p>
              <text:p><text:span text:style-name="T2"><text:s text:c="2"/>“</text:span><text:span text:style-name="T2">bb” : 0101,</text:span></text:p>
              <text:p><text:span text:style-name="T2"><text:s text:c="2"/>“</text:span><text:span text:style-name="T2">cc” : 1100</text:span></text:p>
              <text:p><text:span text:style-name="T2">}</text:span></text:p>
            </draw:text-box>
          </draw:frame>
        </draw:g>
        <draw:frame draw:style-name="gr8" draw:text-style-name="P10" draw:layer="layout" svg:width="4.064cm" svg:height="2.159cm" svg:x="15.097cm" svg:y="9.77cm">
          <draw:text-box>
            <text:p text:style-name="P9"><text:span text:style-name="T1">Managed Cache</text:span></text:p>
          </draw:text-box>
        </draw:frame>
      </draw:page>
      <draw:page draw:name="page8" draw:style-name="dp1" draw:master-page-name="Default">
        <draw:custom-shape draw:style-name="gr1" draw:text-style-name="P1" draw:layer="layout" svg:width="21.336cm" svg:height="10.795cm" svg:x="3.032cm" svg:y="8.62cm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9.779cm" svg:height="4.191cm" svg:x="9.382cm" svg:y="14.46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2" draw:layer="layout" svg:width="6.35cm" svg:height="3.429cm" svg:x="12.938cm" svg:y="9.63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27cm" svg:height="8.509cm" svg:x="21.701cm" svg:y="9.63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715cm" svg:height="3.429cm" svg:x="4.937cm" svg:y="9.636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4.699cm" svg:height="2.159cm" svg:x="5.572cm" svg:y="10.398cm">
          <draw:text-box>
            <text:p text:style-name="P5"><text:span text:style-name="T1">Replication Queue</text:span></text:p>
          </draw:text-box>
        </draw:frame>
        <draw:frame draw:style-name="gr9" draw:text-style-name="P6" draw:layer="layout" svg:width="6.731cm" svg:height="1.27cm" draw:transform="rotate (-1.5707963267949) translate (22.971cm 10.5cm)">
          <draw:text-box>
            <text:p text:style-name="P5"><text:span text:style-name="T1">Disk Queue</text:span></text:p>
          </draw:text-box>
        </draw:frame>
        <draw:frame draw:style-name="gr10" draw:text-style-name="P6" draw:layer="layout" svg:width="4.318cm" svg:height="1.397cm" svg:x="12.176cm" svg:y="16.24cm">
          <draw:text-box>
            <text:p text:style-name="P5"><text:span text:style-name="T1">Disk</text:span></text:p>
          </draw:text-box>
        </draw:frame>
        <draw:frame draw:style-name="gr13" draw:text-style-name="P8" draw:layer="layout" svg:width="5.08cm" svg:height="3.556cm" svg:x="3.921cm" svg:y="14.843cm">
          <draw:text-box>
            <text:p text:style-name="P5"><text:span text:style-name="T3">Couchbase Server Node</text:span></text:p>
          </draw:text-box>
        </draw:frame>
        <draw:line draw:style-name="gr14" draw:text-style-name="P11" draw:layer="layout" svg:x1="14.335cm" svg:y1="5.572cm" svg:x2="14.335cm" svg:y2="10.525cm">
          <text:p/>
        </draw:line>
        <draw:g>
          <draw:custom-shape draw:style-name="gr11" draw:text-style-name="P1" draw:layer="layout" svg:width="1.905cm" svg:height="2.032cm" svg:x="16.24cm" svg:y="15.91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7" draw:layer="layout" svg:width="1.905cm" svg:height="1.905cm" svg:x="16.24cm" svg:y="16.037cm">
            <draw:text-box>
              <text:p><text:span text:style-name="T2">{</text:span></text:p>
              <text:p><text:span text:style-name="T2"><text:s text:c="2"/>“</text:span><text:span text:style-name="T2">aa” : 1010,</text:span></text:p>
              <text:p><text:span text:style-name="T2"><text:s text:c="2"/>“</text:span><text:span text:style-name="T2">bb” : 0101,</text:span></text:p>
              <text:p><text:span text:style-name="T2"><text:s text:c="2"/>“</text:span><text:span text:style-name="T2">cc” : 1100</text:span></text:p>
              <text:p><text:span text:style-name="T2">}</text:span></text:p>
            </draw:text-box>
          </draw:frame>
        </draw:g>
        <draw:custom-shape draw:style-name="gr11" draw:text-style-name="P1" draw:layer="layout" svg:width="1.905cm" svg:height="2.032cm" svg:x="13.497cm" svg:y="6.258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1.905cm" svg:height="0.965cm" svg:x="13.497cm" svg:y="6.69cm">
          <draw:text-box>
            <text:p><text:span text:style-name="T2">{</text:span></text:p>
            <text:p><text:span text:style-name="T2"><text:s text:c="2"/>“</text:span><text:span text:style-name="T2">bb” : 0111</text:span></text:p>
            <text:p><text:span text:style-name="T2">}</text:span></text:p>
          </draw:text-box>
        </draw:frame>
        <draw:g>
          <draw:custom-shape draw:style-name="gr6" draw:text-style-name="P3" draw:layer="layout" svg:width="8.001cm" svg:height="1.905cm" svg:x="9.052cm" svg:y="3.8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4" draw:layer="layout" svg:width="7.112cm" svg:height="1.143cm" svg:x="9.496cm" svg:y="4.226cm">
            <draw:text-box>
              <text:p><text:span text:style-name="T1">Application Server</text:span></text:p>
            </draw:text-box>
          </draw:frame>
        </draw:g>
        <draw:g>
          <draw:custom-shape draw:style-name="gr11" draw:text-style-name="P1" draw:layer="layout" svg:width="1.905cm" svg:height="2.032cm" svg:x="13.424cm" svg:y="10.555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7" draw:layer="layout" svg:width="1.905cm" svg:height="1.905cm" svg:x="13.424cm" svg:y="10.682cm">
            <draw:text-box>
              <text:p><text:span text:style-name="T2">{</text:span></text:p>
              <text:p><text:span text:style-name="T2"><text:s text:c="2"/>“</text:span><text:span text:style-name="T2">aa” : 1010,</text:span></text:p>
              <text:p><text:span text:style-name="T2"><text:s text:c="2"/>“</text:span><text:span text:style-name="T2">bb” : 0111,</text:span></text:p>
              <text:p><text:span text:style-name="T2"><text:s text:c="2"/>“</text:span><text:span text:style-name="T2">cc” : 1100</text:span></text:p>
              <text:p><text:span text:style-name="T2">}</text:span></text:p>
            </draw:text-box>
          </draw:frame>
        </draw:g>
        <draw:frame draw:style-name="gr8" draw:text-style-name="P10" draw:layer="layout" svg:width="4.064cm" svg:height="2.159cm" svg:x="15.097cm" svg:y="9.77cm">
          <draw:text-box>
            <text:p text:style-name="P9"><text:span text:style-name="T1">Managed Cache</text:span></text:p>
          </draw:text-box>
        </draw:frame>
      </draw:page>
      <draw:page draw:name="page9" draw:style-name="dp1" draw:master-page-name="Default">
        <draw:custom-shape draw:style-name="gr1" draw:text-style-name="P1" draw:layer="layout" svg:width="21.336cm" svg:height="10.795cm" svg:x="3.032cm" svg:y="8.62cm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9.779cm" svg:height="4.191cm" svg:x="9.382cm" svg:y="14.46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2" draw:layer="layout" svg:width="6.35cm" svg:height="3.429cm" svg:x="12.938cm" svg:y="9.63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27cm" svg:height="8.509cm" svg:x="21.701cm" svg:y="9.63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715cm" svg:height="3.429cm" svg:x="4.937cm" svg:y="9.636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4.699cm" svg:height="2.159cm" svg:x="5.572cm" svg:y="10.398cm">
          <draw:text-box>
            <text:p text:style-name="P5"><text:span text:style-name="T1">Replication Queue</text:span></text:p>
          </draw:text-box>
        </draw:frame>
        <draw:frame draw:style-name="gr9" draw:text-style-name="P6" draw:layer="layout" svg:width="6.731cm" svg:height="1.27cm" draw:transform="rotate (-1.5707963267949) translate (22.971cm 10.5cm)">
          <draw:text-box>
            <text:p text:style-name="P5"><text:span text:style-name="T1">Disk Queue</text:span></text:p>
          </draw:text-box>
        </draw:frame>
        <draw:frame draw:style-name="gr10" draw:text-style-name="P6" draw:layer="layout" svg:width="4.318cm" svg:height="1.397cm" svg:x="12.176cm" svg:y="16.24cm">
          <draw:text-box>
            <text:p text:style-name="P5"><text:span text:style-name="T1">Disk</text:span></text:p>
          </draw:text-box>
        </draw:frame>
        <draw:frame draw:style-name="gr13" draw:text-style-name="P8" draw:layer="layout" svg:width="5.08cm" svg:height="3.556cm" svg:x="3.921cm" svg:y="14.843cm">
          <draw:text-box>
            <text:p text:style-name="P5"><text:span text:style-name="T3">Couchbase Server Node</text:span></text:p>
          </draw:text-box>
        </draw:frame>
        <draw:g>
          <draw:custom-shape draw:style-name="gr11" draw:text-style-name="P1" draw:layer="layout" svg:width="1.905cm" svg:height="2.032cm" svg:x="16.24cm" svg:y="15.91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7" draw:layer="layout" svg:width="1.905cm" svg:height="1.905cm" svg:x="16.24cm" svg:y="16.037cm">
            <draw:text-box>
              <text:p><text:span text:style-name="T2">{</text:span></text:p>
              <text:p><text:span text:style-name="T2"><text:s text:c="2"/>“</text:span><text:span text:style-name="T2">aa” : 1010,</text:span></text:p>
              <text:p><text:span text:style-name="T2"><text:s text:c="2"/>“</text:span><text:span text:style-name="T2">bb” : 0111,</text:span></text:p>
              <text:p><text:span text:style-name="T2"><text:s text:c="2"/>“</text:span><text:span text:style-name="T2">cc” : 1100</text:span></text:p>
              <text:p><text:span text:style-name="T2">}</text:span></text:p>
            </draw:text-box>
          </draw:frame>
        </draw:g>
        <draw:g>
          <draw:custom-shape draw:style-name="gr6" draw:text-style-name="P3" draw:layer="layout" svg:width="8.001cm" svg:height="1.905cm" svg:x="9.052cm" svg:y="3.8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4" draw:layer="layout" svg:width="7.112cm" svg:height="1.143cm" svg:x="9.496cm" svg:y="4.226cm">
            <draw:text-box>
              <text:p><text:span text:style-name="T1">Application Server</text:span></text:p>
            </draw:text-box>
          </draw:frame>
        </draw:g>
        <draw:g>
          <draw:custom-shape draw:style-name="gr11" draw:text-style-name="P1" draw:layer="layout" svg:width="1.905cm" svg:height="2.032cm" svg:x="13.424cm" svg:y="10.555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7" draw:layer="layout" svg:width="1.905cm" svg:height="1.905cm" svg:x="13.424cm" svg:y="10.682cm">
            <draw:text-box>
              <text:p><text:span text:style-name="T2">{</text:span></text:p>
              <text:p><text:span text:style-name="T2"><text:s text:c="2"/>“</text:span><text:span text:style-name="T2">aa” : 1010,</text:span></text:p>
              <text:p><text:span text:style-name="T2"><text:s text:c="2"/>“</text:span><text:span text:style-name="T2">bb” : 0111,</text:span></text:p>
              <text:p><text:span text:style-name="T2"><text:s text:c="2"/>“</text:span><text:span text:style-name="T2">cc” : 1100</text:span></text:p>
              <text:p><text:span text:style-name="T2">}</text:span></text:p>
            </draw:text-box>
          </draw:frame>
        </draw:g>
        <draw:frame draw:style-name="gr8" draw:text-style-name="P10" draw:layer="layout" svg:width="4.064cm" svg:height="2.159cm" svg:x="15.097cm" svg:y="9.77cm">
          <draw:text-box>
            <text:p text:style-name="P9"><text:span text:style-name="T1">Managed Cache</text:span></text:p>
          </draw:text-box>
        </draw:frame>
        <draw:line draw:style-name="gr14" draw:text-style-name="P11" draw:layer="layout" svg:x1="21.698cm" svg:y1="17.002cm" svg:x2="18.269cm" svg:y2="17.002cm">
          <text:p/>
        </draw:line>
        <draw:line draw:style-name="gr14" draw:text-style-name="P11" draw:layer="layout" svg:x1="15.351cm" svg:y1="12.303cm" svg:x2="21.701cm" svg:y2="12.303cm">
          <text:p/>
        </draw:line>
        <draw:g>
          <draw:custom-shape draw:style-name="gr11" draw:text-style-name="P1" draw:layer="layout" svg:width="1.905cm" svg:height="2.032cm" svg:x="9.763cm" svg:y="10.703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7" draw:layer="layout" svg:width="1.905cm" svg:height="1.905cm" svg:x="9.763cm" svg:y="10.83cm">
            <draw:text-box>
              <text:p><text:span text:style-name="T2">{</text:span></text:p>
              <text:p><text:span text:style-name="T2"><text:s text:c="2"/>“</text:span><text:span text:style-name="T2">aa” : 1010,</text:span></text:p>
              <text:p><text:span text:style-name="T2"><text:s text:c="2"/>“</text:span><text:span text:style-name="T2">bb” : 0111,</text:span></text:p>
              <text:p><text:span text:style-name="T2"><text:s text:c="2"/>“</text:span><text:span text:style-name="T2">cc” : 1100</text:span></text:p>
              <text:p><text:span text:style-name="T2">}</text:span></text:p>
            </draw:text-box>
          </draw:frame>
        </draw:g>
        <draw:line draw:style-name="gr14" draw:text-style-name="P11" draw:layer="layout" svg:x1="13.446cm" svg:y1="11.719cm" svg:x2="11.668cm" svg:y2="11.719cm">
          <text:p/>
        </draw:line>
      </draw:page>
      <draw:page draw:name="page10" draw:style-name="dp1" draw:master-page-name="Default">
        <draw:custom-shape draw:style-name="gr1" draw:text-style-name="P1" draw:layer="layout" svg:width="21.336cm" svg:height="10.795cm" svg:x="3.032cm" svg:y="8.62cm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9.779cm" svg:height="4.191cm" svg:x="9.382cm" svg:y="14.46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2" draw:layer="layout" svg:width="6.35cm" svg:height="3.429cm" svg:x="12.938cm" svg:y="9.63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27cm" svg:height="8.509cm" svg:x="21.701cm" svg:y="9.63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715cm" svg:height="3.429cm" svg:x="4.937cm" svg:y="9.636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4.699cm" svg:height="2.159cm" svg:x="5.572cm" svg:y="10.398cm">
          <draw:text-box>
            <text:p text:style-name="P5"><text:span text:style-name="T1">Replication Queue</text:span></text:p>
          </draw:text-box>
        </draw:frame>
        <draw:frame draw:style-name="gr9" draw:text-style-name="P6" draw:layer="layout" svg:width="6.731cm" svg:height="1.27cm" draw:transform="rotate (-1.5707963267949) translate (22.971cm 10.5cm)">
          <draw:text-box>
            <text:p text:style-name="P5"><text:span text:style-name="T1">Disk Queue</text:span></text:p>
          </draw:text-box>
        </draw:frame>
        <draw:frame draw:style-name="gr10" draw:text-style-name="P6" draw:layer="layout" svg:width="4.318cm" svg:height="1.397cm" svg:x="12.176cm" svg:y="16.24cm">
          <draw:text-box>
            <text:p text:style-name="P5"><text:span text:style-name="T1">Disk</text:span></text:p>
          </draw:text-box>
        </draw:frame>
        <draw:frame draw:style-name="gr13" draw:text-style-name="P8" draw:layer="layout" svg:width="5.08cm" svg:height="3.556cm" svg:x="3.921cm" svg:y="14.843cm">
          <draw:text-box>
            <text:p text:style-name="P5"><text:span text:style-name="T3">Couchbase Server Node</text:span></text:p>
          </draw:text-box>
        </draw:frame>
        <draw:g>
          <draw:custom-shape draw:style-name="gr11" draw:text-style-name="P1" draw:layer="layout" svg:width="1.905cm" svg:height="2.032cm" svg:x="16.24cm" svg:y="15.91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7" draw:layer="layout" svg:width="1.905cm" svg:height="1.905cm" svg:x="16.24cm" svg:y="16.037cm">
            <draw:text-box>
              <text:p><text:span text:style-name="T2">{</text:span></text:p>
              <text:p><text:span text:style-name="T2"><text:s text:c="2"/>“</text:span><text:span text:style-name="T2">aa” : 1010,</text:span></text:p>
              <text:p><text:span text:style-name="T2"><text:s text:c="2"/>“</text:span><text:span text:style-name="T2">bb” : 0111,</text:span></text:p>
              <text:p><text:span text:style-name="T2"><text:s text:c="2"/>“</text:span><text:span text:style-name="T2">cc” : 1100</text:span></text:p>
              <text:p><text:span text:style-name="T2">}</text:span></text:p>
            </draw:text-box>
          </draw:frame>
        </draw:g>
        <draw:g>
          <draw:custom-shape draw:style-name="gr6" draw:text-style-name="P3" draw:layer="layout" svg:width="8.001cm" svg:height="1.905cm" svg:x="9.052cm" svg:y="3.8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4" draw:layer="layout" svg:width="7.112cm" svg:height="1.143cm" svg:x="9.496cm" svg:y="4.226cm">
            <draw:text-box>
              <text:p><text:span text:style-name="T1">Application Server</text:span></text:p>
            </draw:text-box>
          </draw:frame>
        </draw:g>
        <draw:g>
          <draw:custom-shape draw:style-name="gr11" draw:text-style-name="P1" draw:layer="layout" svg:width="1.905cm" svg:height="2.032cm" svg:x="13.424cm" svg:y="10.555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7" draw:layer="layout" svg:width="1.905cm" svg:height="1.905cm" svg:x="13.424cm" svg:y="10.682cm">
            <draw:text-box>
              <text:p><text:span text:style-name="T2">{</text:span></text:p>
              <text:p><text:span text:style-name="T2"><text:s text:c="2"/>“</text:span><text:span text:style-name="T2">aa” : 1010,</text:span></text:p>
              <text:p><text:span text:style-name="T2"><text:s text:c="2"/>“</text:span><text:span text:style-name="T2">bb” : 0111,</text:span></text:p>
              <text:p><text:span text:style-name="T2"><text:s text:c="2"/>“</text:span><text:span text:style-name="T2">cc” : 1100</text:span></text:p>
              <text:p><text:span text:style-name="T2">}</text:span></text:p>
            </draw:text-box>
          </draw:frame>
        </draw:g>
        <draw:frame draw:style-name="gr8" draw:text-style-name="P10" draw:layer="layout" svg:width="4.064cm" svg:height="2.159cm" svg:x="15.097cm" svg:y="9.77cm">
          <draw:text-box>
            <text:p text:style-name="P9"><text:span text:style-name="T1">Managed Cach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8-04-19T11:07:56.925156000</meta:creation-date>
    <dc:date>2018-04-19T11:56:12.994222000</dc:date>
    <meta:editing-duration>PT36M51S</meta:editing-duration>
    <meta:editing-cycles>8</meta:editing-cycles>
    <meta:generator>LibreOffice/6.3.2.2$MacOSX_X86_64 LibreOffice_project/98b30e735bda24bc04ab42594c85f7fd8be07b9c</meta:generator>
    <meta:document-statistic meta:object-count="211"/>
  </office:meta>
</office:document-meta>
</file>